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style:font-name="Liberation Sans" fo:language="ro" fo:country="RO" fo:font-weight="normal" officeooo:rsid="0001204d" officeooo:paragraph-rsid="0001204d" style:font-weight-asian="normal" style:font-weight-complex="normal"/>
    </style:style>
    <style:style style:name="P2" style:family="paragraph" style:parent-style-name="Text_20_body">
      <style:paragraph-properties fo:text-align="start" style:justify-single-word="false"/>
      <style:text-properties style:font-name="Liberation Sans" fo:language="ro" fo:country="RO" fo:font-weight="normal" officeooo:rsid="0001204d" officeooo:paragraph-rsid="0011dc37" style:font-weight-asian="normal" style:font-weight-complex="normal"/>
    </style:style>
    <style:style style:name="P3" style:family="paragraph" style:parent-style-name="Text_20_body">
      <style:paragraph-properties fo:text-align="center" style:justify-single-word="false"/>
      <style:text-properties style:font-name="Liberation Sans" fo:language="ro" fo:country="RO" fo:font-weight="bold" style:font-weight-asian="bold" style:font-weight-complex="bold"/>
    </style:style>
    <style:style style:name="P4" style:family="paragraph" style:parent-style-name="Text_20_body">
      <style:paragraph-properties fo:text-align="center" style:justify-single-word="false"/>
      <style:text-properties style:font-name="Liberation Sans" fo:language="ro" fo:country="RO" fo:font-weight="bold" officeooo:paragraph-rsid="0001204d" style:font-weight-asian="bold" style:font-weight-complex="bold"/>
    </style:style>
    <style:style style:name="P5" style:family="paragraph" style:parent-style-name="Text_20_body">
      <style:paragraph-properties fo:text-align="center" style:justify-single-word="false"/>
      <style:text-properties style:font-name="Liberation Sans" fo:language="ro" fo:country="RO" fo:font-weight="bold" officeooo:rsid="00016b2a" officeooo:paragraph-rsid="00016b2a" style:font-weight-asian="bold" style:font-weight-complex="bold"/>
    </style:style>
    <style:style style:name="P6" style:family="paragraph" style:parent-style-name="Text_20_body">
      <style:paragraph-properties fo:text-align="center" style:justify-single-word="false"/>
      <style:text-properties style:font-name="Liberation Sans" fo:font-size="15pt" fo:language="ro" fo:country="RO" fo:font-weight="bold" officeooo:paragraph-rsid="0001204d" style:font-size-asian="15pt" style:font-weight-asian="bold" style:font-size-complex="15pt" style:font-weight-complex="bold"/>
    </style:style>
    <style:style style:name="T1" style:family="text">
      <style:text-properties style:font-name="Liberation Serif" fo:language="en" fo:country="US" officeooo:rsid="000120ce"/>
    </style:style>
    <style:style style:name="T2" style:family="text">
      <style:text-properties style:font-name="Liberation Serif" fo:language="en" fo:country="US" officeooo:rsid="000c4587"/>
    </style:style>
    <style:style style:name="T3" style:family="text">
      <style:text-properties style:font-name="Liberation Serif" officeooo:rsid="000120ce"/>
    </style:style>
    <style:style style:name="T4" style:family="text">
      <style:text-properties style:font-name="Liberation Serif" officeooo:rsid="00016b2a"/>
    </style:style>
    <style:style style:name="T5" style:family="text">
      <style:text-properties style:font-name="Liberation Serif" fo:font-size="15pt" fo:font-weight="normal" officeooo:rsid="00348ec2" style:font-size-asian="15pt" style:font-weight-asian="normal" style:font-size-complex="15pt" style:font-weight-complex="normal"/>
    </style:style>
    <style:style style:name="T6" style:family="text">
      <style:text-properties style:font-name="Liberation Serif" officeooo:rsid="00029917"/>
    </style:style>
    <style:style style:name="T7" style:family="text">
      <style:text-properties style:font-name="Liberation Serif" officeooo:rsid="00032086"/>
    </style:style>
    <style:style style:name="T8" style:family="text">
      <style:text-properties style:font-name="Liberation Serif" officeooo:rsid="0004bd94"/>
    </style:style>
    <style:style style:name="T9" style:family="text">
      <style:text-properties style:font-name="Liberation Serif" officeooo:rsid="0006c541"/>
    </style:style>
    <style:style style:name="T10" style:family="text">
      <style:text-properties style:font-name="Liberation Serif" officeooo:rsid="0006e105"/>
    </style:style>
    <style:style style:name="T11" style:family="text">
      <style:text-properties style:font-name="Liberation Serif" officeooo:rsid="0007b8da"/>
    </style:style>
    <style:style style:name="T12" style:family="text">
      <style:text-properties style:font-name="Liberation Serif" officeooo:rsid="0009af23"/>
    </style:style>
    <style:style style:name="T13" style:family="text">
      <style:text-properties style:font-name="Liberation Serif" officeooo:rsid="000b32a9"/>
    </style:style>
    <style:style style:name="T14" style:family="text">
      <style:text-properties style:font-name="Liberation Serif" officeooo:rsid="000dd61f"/>
    </style:style>
    <style:style style:name="T15" style:family="text">
      <style:text-properties style:font-name="Liberation Serif" officeooo:rsid="000e0639"/>
    </style:style>
    <style:style style:name="T16" style:family="text">
      <style:text-properties style:font-name="Liberation Serif" officeooo:rsid="000f04b2"/>
    </style:style>
    <style:style style:name="T17" style:family="text">
      <style:text-properties style:font-name="Liberation Serif" officeooo:rsid="000f32ff"/>
    </style:style>
    <style:style style:name="T18" style:family="text">
      <style:text-properties style:font-name="Liberation Serif" officeooo:rsid="001022d5"/>
    </style:style>
    <style:style style:name="T19" style:family="text">
      <style:text-properties style:font-name="Liberation Serif" officeooo:rsid="00113bda"/>
    </style:style>
    <style:style style:name="T20" style:family="text">
      <style:text-properties style:font-name="Liberation Serif" officeooo:rsid="0011dc37"/>
    </style:style>
    <style:style style:name="T21" style:family="text">
      <style:text-properties style:font-name="Liberation Serif" officeooo:rsid="0012cf48"/>
    </style:style>
    <style:style style:name="T22" style:family="text">
      <style:text-properties style:font-name="Liberation Serif" officeooo:rsid="001425c1"/>
    </style:style>
    <style:style style:name="T23" style:family="text">
      <style:text-properties style:font-name="Liberation Serif" officeooo:rsid="0016abb0"/>
    </style:style>
    <style:style style:name="T24" style:family="text">
      <style:text-properties style:font-name="Liberation Serif" officeooo:rsid="0017435f"/>
    </style:style>
    <style:style style:name="T25" style:family="text">
      <style:text-properties fo:font-size="15pt" style:font-size-asian="15pt" style:font-size-complex="15pt"/>
    </style:style>
    <style:style style:name="T26" style:family="text">
      <style:text-properties fo:font-size="15pt" officeooo:rsid="00016b2a" style:font-size-asian="15pt" style:font-size-complex="1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4"><text:span text:style-name="T25">Rezumat </text:span><text:span text:style-name="T26">al lucrării de disertație cu titlul</text:span></text:p>
      <text:p text:style-name="P5"><text:span text:style-name="T25">„A Study of Reinforcement Learning for 3D Games”</text:span></text:p>
      <text:p text:style-name="P5"><text:span text:style-name="T5"/></text:p>
      <text:p text:style-name="P1"><text:span text:style-name="T1"><text:tab/>Mi-am ales s</text:span><text:span text:style-name="T3">ă abordez această temă deoarece sunt pasionat de Machine Learning în general, iar jocurile pe calculator sunt un hobby de al meu. </text:span><text:span text:style-name="T4">Am dorit să descopăr prin experientă proprie cum aceste domenii pot fi combinate pentru a dezvolta agenți cu comportament complex.</text:span></text:p>
      <text:p text:style-name="P1"><text:span text:style-name="T4"><text:tab/></text:span><text:span text:style-name="T6">În această lucrare am explorat diferite strategii de antrenare ale unui agent într-un mediu propus de mine. </text:span><text:span text:style-name="T7">Pentru fiecare dintre aceste strategii, am scris observațiile mele subiective despre </text:span><text:span text:style-name="T8">strategiile pe care le-au dezvoltat agenții în încercarea lor de a completa cu succes și în mod consistent o provocare propusă de mine.</text:span></text:p>
      <text:p text:style-name="P1"><text:span text:style-name="T8"><text:tab/></text:span><text:span text:style-name="T9">Provocarea propusă de mine este ca agentul, care controlează o sferă, să scoată afară dintr-o arenă trei sfere. </text:span><text:span text:style-name="T11">Ultimele</text:span><text:span text:style-name="T10"> </text:span><text:span text:style-name="T14">trei</text:span><text:span text:style-name="T2"> </text:span><text:span text:style-name="T10">sfere reprezintă puncte, și nu sunt controlate de alți agenți. </text:span><text:span text:style-name="T12">Agentul câștigă atunci când toate trei sferele sunt scoase afară </text:span><text:span text:style-name="T13">în ordinea cea corectă. Agentul pierde dacă trece prea mult timp, împinge una dintre sfere afară prea devreme sau el însuși cade afară.</text:span></text:p>
      <text:p text:style-name="P2"><text:span text:style-name="T3"><text:tab/></text:span><text:span text:style-name="T14">În mod implicit, agenții primesc ca valori de observație numere reale care reprezintă lucruri precum </text:span><text:span text:style-name="T15">locația</text:span><text:span text:style-name="T14"> </text:span><text:span text:style-name="T15">agentului</text:span><text:span text:style-name="T14">, </text:span><text:span text:style-name="T15">locația </text:span><text:span text:style-name="T17">relativă </text:span><text:span text:style-name="T16">și distanța </text:span><text:span text:style-name="T15">celorlalte sfere față de agent, </text:span><text:span text:style-name="T18">vectorul de velocitate al</text:span><text:span text:style-name="T14"> </text:span><text:span text:style-name="T17">tuturor sferelor</text:span><text:span text:style-name="T15">, </text:span><text:span text:style-name="T17">distanța tuturor sferelor față de centrul arenei </text:span><text:span text:style-name="T19">și un număr întreg care reprezintă numărul sferei pe care agentul trebuie să îl împingă afară.</text:span></text:p>
      <text:p text:style-name="P2"><text:span text:style-name="T19"><text:tab/></text:span><text:span text:style-name="T20">Fiecare dintre strategiile de explorare au fost alese pentru a descoperii ce se întâmplă cu agenții</text:span><text:span text:style-name="T19"> </text:span><text:span text:style-name="T20">atunci când se modifică parametrii de antrenare, </text:span><text:span text:style-name="T21">setul de valori de observație, structura rețelei neuronale, </text:span><text:span text:style-name="T22">timpul de antrenare</text:span><text:span text:style-name="T20">, </text:span><text:span text:style-name="T24">provocarea în sine ()</text:span></text:p>
      <text:p text:style-name="P1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o" fo:country="RO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o" fo:country="RO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6.3$Windows_X86_64 LibreOffice_project/5896ab1714085361c45cf540f76f60673dd96a72</meta:generator>
    <dc:date>2019-06-18T15:42:04.264000000</dc:date>
    <meta:editing-duration>PT52M6S</meta:editing-duration>
    <meta:editing-cycles>25</meta:editing-cycles>
    <meta:document-statistic meta:table-count="0" meta:image-count="0" meta:object-count="0" meta:page-count="1" meta:paragraph-count="7" meta:word-count="266" meta:character-count="1704" meta:non-whitespace-character-count="1440"/>
  </office:meta>
</office:document-meta>
</file>